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0C3D23E459A926B34CC.png" manifest:media-type="image/png"/>
  <manifest:file-entry manifest:full-path="Pictures/100000010000024B000000DDB46772FC0B308952.png" manifest:media-type="image/png"/>
  <manifest:file-entry manifest:full-path="Pictures/100000010000024B0000009D5687F3519430C369.png" manifest:media-type="image/png"/>
  <manifest:file-entry manifest:full-path="Pictures/10000001000001E70000013262F0B88000BCFD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6f9f" officeooo:paragraph-rsid="0013ff88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96f9f" officeooo:paragraph-rsid="0013ff8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e509" officeooo:paragraph-rsid="0013ff88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1ccb7" officeooo:paragraph-rsid="0013ff8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eeea5" officeooo:paragraph-rsid="0013ff8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eeea5" officeooo:paragraph-rsid="0013ff88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:- GANESH DAMODHAR SHITOLE </text:p>
      <text:p text:style-name="P4">ROLL NO:- 83583</text:p>
      <text:p text:style-name="P1"/>
      <text:p text:style-name="P1"/>
      <text:p text:style-name="P5">Assignment 4</text:p>
      <text:p text:style-name="P6">1.</text:p>
      <text:p text:style-name="P6"><draw:frame draw:style-name="fr1" draw:name="Image9" text:anchor-type="char" svg:width="12.885cm" svg:height="8.096cm" draw:z-index="0"><draw:image xlink:href="Pictures/10000001000001E70000013262F0B88000BCFD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</text:p>
      <text:p text:style-name="P3"/>
      <text:p text:style-name="P2"><draw:frame draw:style-name="fr1" draw:name="Image10" text:anchor-type="char" svg:width="15.531cm" svg:height="4.154cm" draw:z-index="1"><draw:image xlink:href="Pictures/100000010000024B0000009D5687F3519430C369.png" xlink:type="simple" xlink:show="embed" xlink:actuate="onLoad" draw:mime-type="image/png"/></draw:frame></text:p>
      <text:p text:style-name="P3">3.</text:p>
      <text:p text:style-name="P3"><draw:frame draw:style-name="fr1" draw:name="Image11" text:anchor-type="char" svg:width="15.531cm" svg:height="5.847cm" draw:z-index="2"><draw:image xlink:href="Pictures/100000010000024B000000DDB46772FC0B308952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3">4.</text:p>
      <text:p text:style-name="P1"/>
      <text:p text:style-name="P1"/>
      <text:p text:style-name="P1"><draw:frame draw:style-name="fr1" draw:name="Image12" text:anchor-type="char" svg:width="15.531cm" svg:height="5.159cm" draw:z-index="3"><draw:image xlink:href="Pictures/100000010000024B000000C3D23E459A926B34C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1:28:31.098810893</meta:creation-date>
    <dc:date>2024-03-15T01:28:47.912610162</dc:date>
    <meta:editing-duration>PT17S</meta:editing-duration>
    <meta:editing-cycles>1</meta:editing-cycles>
    <meta:document-statistic meta:table-count="0" meta:image-count="4" meta:object-count="0" meta:page-count="2" meta:paragraph-count="7" meta:word-count="13" meta:character-count="66" meta:non-whitespace-character-count="59"/>
    <meta:generator>LibreOffice/7.3.7.2$Linux_X86_64 LibreOffice_project/30$Build-2</meta:generator>
  </office:meta>
</office:document-meta>
</file>